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break-before="pag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arsaw and Cracow -districts analyzed.</text:p>
      <text:p text:style-name="P2"/>
      <text:list xml:id="list5777862947246326168" text:style-name="L1">
        <text:list-item>
          <text:p text:style-name="P1">Introduction</text:p>
        </text:list-item>
      </text:list>
      <text:p text:style-name="Standard"><text:tab/>In this project, I would like to explore two polish cities' districts -Cracow and Warsaw.</text:p>
      <text:p text:style-name="Standard">I would like to use cities shapefiles and data from Foursqare.</text:p>
      <text:p text:style-name="Standard">In the first place, I would like to create choroplets with most popular types of venues for both cities.</text:p>
      <text:p text:style-name="Standard">This type of maps could be useful to quikcly find similiar districts, for example by tourists or investors.</text:p>
      <text:p text:style-name="Standard">Then, I would like to group districts into few cluster (no assumptions about the number), taking into considearation what kind of venues could be find there.</text:p>
      <text:p text:style-name="Standard">If possible, I would like measure degree of similarity between elements in clusters.</text:p>
      <text:p text:style-name="Standard">This kind of data can be useful if, for example, someone is running bussiness in one place, and wants find similar environment in different city.</text:p>
      <text:p text:style-name="Standard">Also, this information could be used,for exaple, by travel agency to suggest clients new destination, similiar to places he/she visited previously.</text:p>
      <text:p text:style-name="Standard">As an extra task, I will try to find correlation between different types of venues in districts (is number of italian restaurants correlated with number of coffe shops?).</text:p>
      <text:p text:style-name="Standard">I hope I will find some interesting and surprising conclusion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ł </meta:initial-creator>
    <meta:creation-date>2020-07-29T21:58:44</meta:creation-date>
    <meta:generator>OpenOffice/4.1.2$Unix OpenOffice.org_project/412m3$Build-9782</meta:generator>
    <meta:document-statistic meta:table-count="0" meta:image-count="0" meta:object-count="0" meta:page-count="2" meta:paragraph-count="12" meta:word-count="193" meta:character-count="1181"/>
    <dc:date>2020-07-29T22:20:38</dc:date>
    <dc:creator>Rafał </dc:creator>
    <meta:editing-duration>PT21M55S</meta:editing-duration>
    <meta:editing-cycles>1</meta:editing-cycles>
  </office:meta>
</office:document-meta>
</file>